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BindingPropertyAccessor.isCandidateForProperty( Method method , Class &lt; ? &gt; targetClas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BindingPropertyAccessor.forReadOnlyA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indingPropertyAccessor.forReadWriteA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indingPropertyAccessor.DataBindingPropertyAccessor( boolean allowWr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